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,1" svg:font-family="'Consolas,', 'Courier New', ', monospace,', Cousine, '', Consolas,', 'Courier New', ', monospace', 'font-weight: normal', 'font-size: 12px', 'line-height: 16px', 'white-space: pre'"/>
    <style:font-face style:name="Consolas," svg:font-family="'Consolas,', 'Courier New', ', monospace,', Cousine, Consolas, ', 'Courier New',', 'monospace', 'font-weight: normal', 'font-size: 12px', 'line-height: 16px', 'white-space: pre''"/>
    <style:font-face style:name="OpenSans" svg:font-family="OpenSans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17.399cm" fo:margin-left="0cm" table:align="left"/>
    </style:style>
    <style:style style:name="Таблица1.A" style:family="table-column">
      <style:table-column-properties style:column-width="4.036cm"/>
    </style:style>
    <style:style style:name="Таблица1.B" style:family="table-column">
      <style:table-column-properties style:column-width="1.658cm"/>
    </style:style>
    <style:style style:name="Таблица1.C" style:family="table-column">
      <style:table-column-properties style:column-width="4.001cm"/>
    </style:style>
    <style:style style:name="Таблица1.D" style:family="table-column">
      <style:table-column-properties style:column-width="7.705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 officeooo:rsid="00106612" officeooo:paragraph-rsid="00106612"/>
    </style:style>
    <style:style style:name="P2" style:family="paragraph" style:parent-style-name="Standard">
      <style:text-properties fo:language="ru" fo:country="RU" officeooo:rsid="000af1db" officeooo:paragraph-rsid="000e3356"/>
    </style:style>
    <style:style style:name="P3" style:family="paragraph" style:parent-style-name="Standard">
      <style:text-properties fo:language="ru" fo:country="RU" fo:font-style="normal" officeooo:rsid="000cc1f5" officeooo:paragraph-rsid="000cc1f5" style:font-style-asian="normal" style:font-style-complex="normal"/>
    </style:style>
    <style:style style:name="P4" style:family="paragraph" style:parent-style-name="Standard">
      <style:text-properties fo:language="ru" fo:country="RU" fo:font-style="normal" fo:font-weight="bold" officeooo:rsid="000e3356" officeooo:paragraph-rsid="000e3356" style:font-style-asian="normal" style:font-weight-asian="bold" style:font-style-complex="normal" style:font-weight-complex="bold"/>
    </style:style>
    <style:style style:name="P5" style:family="paragraph" style:parent-style-name="Standard">
      <style:text-properties fo:language="ru" fo:country="RU" fo:font-weight="bold" officeooo:rsid="000e3356" officeooo:paragraph-rsid="000e3356" style:font-weight-asian="bold" style:font-weight-complex="bold"/>
    </style:style>
    <style:style style:name="P6" style:family="paragraph" style:parent-style-name="Standard">
      <style:text-properties fo:language="ru" fo:country="RU" fo:font-weight="bold" officeooo:rsid="00106612" officeooo:paragraph-rsid="00106612" style:font-weight-asian="bold" style:font-weight-complex="bold"/>
    </style:style>
    <style:style style:name="P7" style:family="paragraph" style:parent-style-name="Standard">
      <style:text-properties fo:color="#000000" style:font-name="Consolas," fo:font-size="10pt" officeooo:paragraph-rsid="00106612" fo:background-color="#fffffe" style:font-size-asian="10pt" style:font-size-complex="10pt"/>
    </style:style>
    <style:style style:name="P8" style:family="paragraph" style:parent-style-name="Standard">
      <style:text-properties fo:color="#000000" style:font-name="Consolas," fo:font-size="10pt" officeooo:paragraph-rsid="0012497d" fo:background-color="#fffffe" style:font-size-asian="10pt" style:font-size-complex="10pt"/>
    </style:style>
    <style:style style:name="P9" style:family="paragraph" style:parent-style-name="Table_20_Contents">
      <style:text-properties fo:language="ru" fo:country="RU" officeooo:rsid="0014c78f" officeooo:paragraph-rsid="0014c78f"/>
    </style:style>
    <style:style style:name="P10" style:family="paragraph" style:parent-style-name="Table_20_Contents">
      <style:text-properties fo:language="ru" fo:country="RU" officeooo:rsid="00169067" officeooo:paragraph-rsid="00169067"/>
    </style:style>
    <style:style style:name="P11" style:family="paragraph" style:parent-style-name="Table_20_Contents">
      <style:text-properties officeooo:rsid="000fafc5" officeooo:paragraph-rsid="000fafc5"/>
    </style:style>
    <style:style style:name="P12" style:family="paragraph" style:parent-style-name="Table_20_Contents">
      <style:text-properties fo:language="en" fo:country="US" officeooo:rsid="00106612" officeooo:paragraph-rsid="00106612"/>
    </style:style>
    <style:style style:name="P13" style:family="paragraph" style:parent-style-name="Table_20_Contents">
      <style:text-properties fo:language="en" fo:country="US" officeooo:rsid="0010fb83" officeooo:paragraph-rsid="0010fb83"/>
    </style:style>
    <style:style style:name="P14" style:family="paragraph" style:parent-style-name="Table_20_Contents">
      <style:text-properties fo:language="en" fo:country="US" officeooo:rsid="001185f9" officeooo:paragraph-rsid="001185f9"/>
    </style:style>
    <style:style style:name="P15" style:family="paragraph" style:parent-style-name="Table_20_Contents">
      <style:text-properties fo:language="en" fo:country="US" officeooo:rsid="001185f9" officeooo:paragraph-rsid="00169067"/>
    </style:style>
    <style:style style:name="P16" style:family="paragraph" style:parent-style-name="Table_20_Contents">
      <style:text-properties fo:language="en" fo:country="US" officeooo:rsid="0014c78f" officeooo:paragraph-rsid="0014c78f"/>
    </style:style>
    <style:style style:name="P17" style:family="paragraph" style:parent-style-name="Table_20_Contents">
      <style:text-properties fo:language="en" fo:country="US" officeooo:rsid="00169067" officeooo:paragraph-rsid="00169067"/>
    </style:style>
    <style:style style:name="P18" style:family="paragraph" style:parent-style-name="Table_20_Contents">
      <style:text-properties officeooo:rsid="0010be39" officeooo:paragraph-rsid="0010be39"/>
    </style:style>
    <style:style style:name="P19" style:family="paragraph" style:parent-style-name="Table_20_Contents">
      <style:text-properties officeooo:rsid="001185f9" officeooo:paragraph-rsid="001185f9"/>
    </style:style>
    <style:style style:name="P20" style:family="paragraph" style:parent-style-name="Standard">
      <style:text-properties fo:language="en" fo:country="US" fo:font-style="italic" officeooo:rsid="000cc1f5" officeooo:paragraph-rsid="000af1db" style:font-style-asian="italic" style:font-style-complex="italic"/>
    </style:style>
    <style:style style:name="P21" style:family="paragraph" style:parent-style-name="Standard">
      <style:text-properties fo:language="en" fo:country="US" fo:font-style="italic" officeooo:rsid="000cc1f5" officeooo:paragraph-rsid="000cc1f5" style:font-style-asian="italic" style:font-style-complex="italic"/>
    </style:style>
    <style:style style:name="P22" style:family="paragraph" style:parent-style-name="Standard">
      <style:text-properties fo:language="en" fo:country="US" fo:font-style="normal" officeooo:rsid="000cc1f5" officeooo:paragraph-rsid="000cc1f5" style:font-style-asian="normal" style:font-style-complex="normal"/>
    </style:style>
    <style:style style:name="P23" style:family="paragraph" style:parent-style-name="Standard">
      <style:text-properties fo:language="en" fo:country="US" officeooo:rsid="00106612" officeooo:paragraph-rsid="00106612"/>
    </style:style>
    <style:style style:name="P24" style:family="paragraph" style:parent-style-name="Standard">
      <style:text-properties fo:color="#000000" style:font-name="Consolas," fo:font-size="10pt" officeooo:paragraph-rsid="00106612" fo:background-color="#fffffe" style:font-size-asian="10pt" style:font-size-complex="10pt"/>
    </style:style>
    <style:style style:name="P25" style:family="paragraph" style:parent-style-name="Standard">
      <style:text-properties fo:color="#000000" style:font-name="Consolas," fo:font-size="10pt" officeooo:paragraph-rsid="0012497d" fo:background-color="#fffffe" style:font-size-asian="10pt" style:font-size-complex="10pt"/>
    </style:style>
    <style:style style:name="P26" style:family="paragraph" style:parent-style-name="Standard">
      <style:text-properties fo:color="#000000" style:font-name="Consolas,1" fo:font-size="10pt" officeooo:paragraph-rsid="001ad51f" fo:background-color="#fffffe" style:font-size-asian="10pt" style:font-size-complex="10pt"/>
    </style:style>
    <style:style style:name="P27" style:family="paragraph" style:parent-style-name="Standard">
      <style:text-properties officeooo:paragraph-rsid="001ad51f"/>
    </style:style>
    <style:style style:name="P28" style:family="paragraph" style:parent-style-name="Standard">
      <style:text-properties officeooo:paragraph-rsid="000e3356"/>
    </style:style>
    <style:style style:name="P29" style:family="paragraph" style:parent-style-name="Table_20_Contents">
      <style:text-properties fo:language="ru" fo:country="RU" officeooo:rsid="00169067" officeooo:paragraph-rsid="001bf56b"/>
    </style:style>
    <style:style style:name="P30" style:family="paragraph" style:parent-style-name="Table_20_Contents">
      <style:text-properties fo:language="ru" fo:country="RU" officeooo:rsid="00169067" officeooo:paragraph-rsid="001dda38"/>
    </style:style>
    <style:style style:name="P31" style:family="paragraph" style:parent-style-name="Table_20_Contents">
      <style:text-properties fo:language="en" fo:country="US" officeooo:rsid="001bf56b" officeooo:paragraph-rsid="001bf56b"/>
    </style:style>
    <style:style style:name="P32" style:family="paragraph" style:parent-style-name="Table_20_Contents">
      <style:text-properties fo:language="en" fo:country="US" officeooo:rsid="001185f9" officeooo:paragraph-rsid="001bf56b"/>
    </style:style>
    <style:style style:name="P33" style:family="paragraph" style:parent-style-name="Table_20_Contents">
      <style:text-properties fo:language="en" fo:country="US" officeooo:rsid="001185f9" officeooo:paragraph-rsid="001f2d8e"/>
    </style:style>
    <style:style style:name="P34" style:family="paragraph" style:parent-style-name="Table_20_Contents">
      <style:text-properties fo:language="en" fo:country="US" officeooo:rsid="001f2d8e" officeooo:paragraph-rsid="001f2d8e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cf64"/>
    </style:style>
    <style:style style:name="T3" style:family="text">
      <style:text-properties fo:language="en" fo:country="US" officeooo:rsid="001bf56b"/>
    </style:style>
    <style:style style:name="T4" style:family="text">
      <style:text-properties fo:language="en" fo:country="US" officeooo:rsid="001dda38"/>
    </style:style>
    <style:style style:name="T5" style:family="text">
      <style:text-properties fo:color="#000000" style:font-name="Consolas,1" fo:font-size="10pt" fo:background-color="#fffffe" loext:char-shading-value="0" style:font-size-asian="10pt" style:font-size-complex="10pt"/>
    </style:style>
    <style:style style:name="T6" style:family="text">
      <style:text-properties fo:color="#a31515"/>
    </style:style>
    <style:style style:name="T7" style:family="text">
      <style:text-properties fo:color="#0451a5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4c78f"/>
    </style:style>
    <style:style style:name="T10" style:family="text">
      <style:text-properties officeooo:rsid="0018cf64"/>
    </style:style>
    <style:style style:name="T11" style:family="text">
      <style:text-properties fo:color="#098658"/>
    </style:style>
    <style:style style:name="T12" style:family="text">
      <style:text-properties fo:color="#098658" fo:language="en" fo:country="US" officeooo:rsid="001bf56b"/>
    </style:style>
    <style:style style:name="T13" style:family="text">
      <style:text-properties fo:color="#098658" fo:language="en" fo:country="US" officeooo:rsid="001f2d8e"/>
    </style:style>
    <style:style style:name="T14" style:family="text">
      <style:text-properties officeooo:rsid="001bf56b"/>
    </style:style>
    <style:style style:name="T15" style:family="text">
      <style:text-properties fo:language="ru" fo:country="RU" officeooo:rsid="000af1db"/>
    </style:style>
    <style:style style:name="T16" style:family="text">
      <style:text-properties fo:language="ru" fo:country="RU" officeooo:rsid="0023a893"/>
    </style:style>
    <style:style style:name="T17" style:family="text">
      <style:text-properties officeooo:rsid="001dda38"/>
    </style:style>
    <style:style style:name="T18" style:family="text">
      <style:text-properties officeooo:rsid="0023a89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Описание <text:span text:style-name="T1">API </text:span>сервиса по работе с опросами</text:h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5">Описание</text:p>
          </table:table-cell>
          <table:table-cell table:style-name="Таблица1.A1" office:value-type="string">
            <text:p text:style-name="P6">Метод</text:p>
          </table:table-cell>
          <table:table-cell table:style-name="Таблица1.A1" office:value-type="string">
            <text:p text:style-name="P4">Адрес</text:p>
          </table:table-cell>
          <table:table-cell table:style-name="Таблица1.D1" office:value-type="string">
            <text:p text:style-name="P4">Запрос</text:p>
          </table:table-cell>
        </table:table-row>
        <table:table-row>
          <table:table-cell table:style-name="Таблица1.A2" office:value-type="string">
            <text:p text:style-name="P2">Список всех опросов</text:p>
          </table:table-cell>
          <table:table-cell table:style-name="Таблица1.A2" office:value-type="string">
            <text:p text:style-name="P1">GET</text:p>
          </table:table-cell>
          <table:table-cell table:style-name="Таблица1.A2" office:value-type="string">
            <text:p text:style-name="P22">api/polls/</text:p>
          </table:table-cell>
          <table:table-cell table:style-name="Таблица1.D2" office:value-type="string">
            <text:p text:style-name="P3"/>
          </table:table-cell>
        </table:table-row>
        <table:table-row>
          <table:table-cell table:style-name="Таблица1.A2" office:value-type="string">
            <text:p text:style-name="P11">Добавить опрос </text:p>
          </table:table-cell>
          <table:table-cell table:style-name="Таблица1.A2" office:value-type="string">
            <text:p text:style-name="P12">POST</text:p>
          </table:table-cell>
          <table:table-cell table:style-name="Таблица1.A2" office:value-type="string">
            <text:p text:style-name="P22">api/polls/</text:p>
          </table:table-cell>
          <table:table-cell table:style-name="Таблица1.D2" office:value-type="string">
            <text:p text:style-name="P7">{</text:p>
            <text:p text:style-name="P7"><text:span text:style-name="T6">"name"</text:span>: <text:span text:style-name="T7">"Опрос о погоде"</text:span>, </text:p>
            <text:p text:style-name="P7"><text:span text:style-name="T6">"start_date"</text:span>:<text:span text:style-name="T7">"2020-06-20"</text:span>,</text:p>
            <text:p text:style-name="P7"><text:span text:style-name="T6">"finish_date"</text:span>:<text:span text:style-name="T7">"2020-06-25"</text:span>,</text:p>
            <text:p text:style-name="P7"><text:span text:style-name="T6">"description"</text:span>:<text:span text:style-name="T7">"some description"</text:span></text:p>
            <text:p text:style-name="P7">}</text:p>
          </table:table-cell>
        </table:table-row>
        <table:table-row>
          <table:table-cell table:style-name="Таблица1.A2" office:value-type="string">
            <text:p text:style-name="P18">Редактировать опрос</text:p>
          </table:table-cell>
          <table:table-cell table:style-name="Таблица1.A2" office:value-type="string">
            <text:p text:style-name="P13">PATCH</text:p>
          </table:table-cell>
          <table:table-cell table:style-name="Таблица1.A2" office:value-type="string">
            <text:p text:style-name="P14">api/polls/&lt;<text:span text:style-name="T8">poll_id</text:span>&gt;/</text:p>
          </table:table-cell>
          <table:table-cell table:style-name="Таблица1.D2" office:value-type="string">
            <text:p text:style-name="P8">{</text:p>
            <text:p text:style-name="P8"><text:span text:style-name="T6">"description"</text:span>:<text:span text:style-name="T7">"Погода по дням недели"</text:span></text:p>
            <text:p text:style-name="P8">}</text:p>
          </table:table-cell>
        </table:table-row>
        <table:table-row>
          <table:table-cell table:style-name="Таблица1.A2" office:value-type="string">
            <text:p text:style-name="P19">Просмотреть опрос</text:p>
          </table:table-cell>
          <table:table-cell table:style-name="Таблица1.A2" office:value-type="string">
            <text:p text:style-name="P14">GET</text:p>
          </table:table-cell>
          <table:table-cell table:style-name="Таблица1.A2" office:value-type="string">
            <text:p text:style-name="P14">api/polls/&lt;<text:span text:style-name="T8">poll_id</text:span>&gt;/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9">Просмотреть вопросы опроса</text:p>
          </table:table-cell>
          <table:table-cell table:style-name="Таблица1.A2" office:value-type="string">
            <text:p text:style-name="P16">GET</text:p>
          </table:table-cell>
          <table:table-cell table:style-name="Таблица1.A2" office:value-type="string">
            <text:p text:style-name="P14">api/polls/&lt;<text:span text:style-name="T8">poll_id</text:span>&gt;/<text:span text:style-name="T9">questions/</text:span>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10">Добавить <text:span text:style-name="T10">текстовый </text:span>вопрос к опросу</text:p>
          </table:table-cell>
          <table:table-cell table:style-name="Таблица1.A2" office:value-type="string">
            <text:p text:style-name="P17">POST </text:p>
          </table:table-cell>
          <table:table-cell table:style-name="Таблица1.A2" office:value-type="string">
            <text:p text:style-name="P15">api/polls/&lt;<text:span text:style-name="T8">poll_id</text:span>&gt;/<text:span text:style-name="T9">questions/</text:span></text:p>
          </table:table-cell>
          <table:table-cell table:style-name="Таблица1.D2" office:value-type="string">
            <text:p text:style-name="P26">{</text:p>
            <text:p text:style-name="P26"><text:span text:style-name="T6">"name"</text:span>:<text:span text:style-name="T7">"Вопрос 1"</text:span>, </text:p>
            <text:p text:style-name="P26"><text:span text:style-name="T6">"question_type"</text:span>: <text:span text:style-name="T11">1</text:span>, </text:p>
            <text:p text:style-name="P26"><text:span text:style-name="T6">"question_text"</text:span>:<text:span text:style-name="T7">"where is Ecuador situated?"</text:span></text:p>
            <text:p text:style-name="P27"><text:span text:style-name="T5">}</text:span></text:p>
          </table:table-cell>
        </table:table-row>
        <table:table-row>
          <table:table-cell table:style-name="Таблица1.A2" office:value-type="string">
            <text:p text:style-name="P29">Добавить <text:span text:style-name="T3">д</text:span><text:span text:style-name="T14">а</text:span><text:span text:style-name="T3">/</text:span><text:span text:style-name="T14">нет</text:span><text:span text:style-name="T10"> </text:span>вопрос к опросу</text:p>
          </table:table-cell>
          <table:table-cell table:style-name="Таблица1.A2" office:value-type="string">
            <text:p text:style-name="P31">POST</text:p>
          </table:table-cell>
          <table:table-cell table:style-name="Таблица1.A2" office:value-type="string">
            <text:p text:style-name="P32">api/polls/&lt;<text:span text:style-name="T8">poll_id</text:span>&gt;/<text:span text:style-name="T9">questions/</text:span></text:p>
          </table:table-cell>
          <table:table-cell table:style-name="Таблица1.D2" office:value-type="string">
            <text:p text:style-name="P26">{</text:p>
            <text:p text:style-name="P26"><text:span text:style-name="T6">"name"</text:span>:<text:span text:style-name="T7">"Вопрос 1"</text:span>, </text:p>
            <text:p text:style-name="P26"><text:span text:style-name="T6">"question_type"</text:span>: <text:span text:style-name="T12">2</text:span>, </text:p>
            <text:p text:style-name="P27"><text:span text:style-name="T5">}</text:span></text:p>
          </table:table-cell>
        </table:table-row>
        <table:table-row>
          <table:table-cell table:style-name="Таблица1.A2" office:value-type="string">
            <text:p text:style-name="P30">Добавить вопрос<text:span text:style-name="T1"> </text:span><text:span text:style-name="T4">c</text:span><text:span text:style-name="T17"> выбором нескольких вариантов к</text:span> опросу</text:p>
          </table:table-cell>
          <table:table-cell table:style-name="Таблица1.A2" office:value-type="string">
            <text:p text:style-name="P34">POST</text:p>
          </table:table-cell>
          <table:table-cell table:style-name="Таблица1.A2" office:value-type="string">
            <text:p text:style-name="P33">api/polls/&lt;<text:span text:style-name="T8">poll_id</text:span>&gt;/<text:span text:style-name="T9">questions/</text:span></text:p>
          </table:table-cell>
          <table:table-cell table:style-name="Таблица1.D2" office:value-type="string">
            <text:p text:style-name="P26">{</text:p>
            <text:p text:style-name="P26"><text:span text:style-name="T6">"name"</text:span>:<text:span text:style-name="T7">"Вопрос 1"</text:span>, </text:p>
            <text:p text:style-name="P26"><text:span text:style-name="T6">"question_type"</text:span>: <text:span text:style-name="T13">3</text:span>, </text:p>
            <text:p text:style-name="P27"><text:span text:style-name="T5">}</text:span></text:p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P28"><text:span text:style-name="T15">Список </text:span><text:span text:style-name="T16">активных</text:span><text:span text:style-name="T15"> опросов</text:span></text:p>
          </table:table-cell>
          <table:table-cell table:style-name="Таблица1.A2" office:value-type="string">
            <text:p text:style-name="P1">GET</text:p>
          </table:table-cell>
          <table:table-cell table:style-name="Таблица1.A2" office:value-type="string">
            <text:p text:style-name="P22">api/polls/<text:span text:style-name="T18">active/</text:span></text:p>
          </table:table-cell>
          <table:table-cell table:style-name="Таблица1.D2" office:value-type="string">
            <text:p text:style-name="Table_20_Contents"/>
          </table:table-cell>
        </table:table-row>
        <table:table-row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D2" office:value-type="string">
            <text:p text:style-name="Table_20_Contents"/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,1" svg:font-family="'Consolas,', 'Courier New', ', monospace,', Cousine, '', Consolas,', 'Courier New', ', monospace', 'font-weight: normal', 'font-size: 12px', 'line-height: 16px', 'white-space: pre'"/>
    <style:font-face style:name="Consolas," svg:font-family="'Consolas,', 'Courier New', ', monospace,', Cousine, Consolas, ', 'Courier New',', 'monospace', 'font-weight: normal', 'font-size: 12px', 'line-height: 16px', 'white-space: pre''"/>
    <style:font-face style:name="OpenSans" svg:font-family="OpenSans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22T22:51:26.063000000</meta:creation-date>
    <dc:date>2020-06-23T17:48:28.237000000</dc:date>
    <meta:editing-duration>PT4H27M47S</meta:editing-duration>
    <meta:editing-cycles>19</meta:editing-cycles>
    <meta:generator>LibreOffice/6.4.2.2$Windows_x86 LibreOffice_project/4e471d8c02c9c90f512f7f9ead8875b57fcb1ec3</meta:generator>
    <meta:document-statistic meta:table-count="1" meta:image-count="0" meta:object-count="0" meta:page-count="1" meta:paragraph-count="54" meta:word-count="100" meta:character-count="854" meta:non-whitespace-character-count="799"/>
  </office:meta>
</office:document-meta>
</file>